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f37b70"/>
      <style:paragraph-properties fo:border-left="0.03pt solid #ffffff" fo:border-right="0.03pt solid #ffffff" fo:border-top="0.03pt solid #ffffff" fo:border-bottom="none"/>
      <style:text-properties fo:color="#ffffff"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text-properties fo:color="#ffffff" style:text-line-through-style="none" style:text-line-through-type="none" fo:font-size="28pt" style:font-size-asian="18pt" style:font-size-complex="18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P7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 text:style-name="P3"><text:span text:style-name="T1">1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">0</text:span></text:p>
              </table:table-cell>
              <table:table-cell>
                <text:p><text:span text:style-name="T3">1</text:span></text:p>
              </table:table-cell>
              <table:table-cell table:style-name="ce8">
                <text:p><text:span text:style-name="T3">2</text:span></text:p>
              </table:table-cell>
              <table:table-cell>
                <text:p><text:span text:style-name="T3">3</text:span></text:p>
              </table:table-cell>
              <table:table-cell>
                <text:p><text:span text:style-name="T3">4</text:span></text:p>
              </table:table-cell>
              <table:table-cell table:style-name="ce6">
                <text:p><text:span text:style-name="T3">5</text:span></text:p>
              </table:table-cell>
              <table:table-cell>
                <text:p><text:span text:style-name="T3">6</text:span></text:p>
              </table:table-cell>
              <table:table-cell table:style-name="ce8">
                <text:p><text:span text:style-name="T3">7</text:span></text:p>
              </table:table-cell>
              <table:table-cell table:style-name="ce8">
                <text:p><text:span text:style-name="T3">8</text:span></text:p>
              </table:table-cell>
              <table:table-cell>
                <text:p><text:span text:style-name="T3">9</text:span></text:p>
              </table:table-cell>
              <table:table-cell>
                <text:p><text:span text:style-name="T3">10</text:span></text:p>
              </table:table-cell>
              <table:table-cell>
                <text:p><text:span text:style-name="T3">11</text:span></text:p>
              </table:table-cell>
              <table:table-cell>
                <text:p><text:span text:style-name="T3">12</text:span></text:p>
              </table:table-cell>
              <table:table-cell>
                <text:p><text:span text:style-name="T3">13</text:span></text:p>
              </table:table-cell>
              <table:table-cell>
                <text:p><text:span text:style-name="T3">14</text:span></text:p>
              </table:table-cell>
              <table:table-cell>
                <text:p><text:span text:style-name="T3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4" xml:id="id11" draw:id="id11" draw:layer="layout" svg:width="1.7cm" svg:height="1.118cm" svg:x="14.6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" draw:id="id9" draw:layer="layout" svg:width="1.7cm" svg:height="1.118cm" svg:x="11.439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1.7cm" svg:height="1.118cm" svg:x="8.368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" draw:id="id6" draw:layer="layout" svg:width="1.7cm" svg:height="1.118cm" svg:x="5.5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1.7cm" svg:height="1.118cm" svg:x="17.3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" draw:id="id2" draw:layer="layout" svg:width="1.7cm" svg:height="1.118cm" svg:x="23.7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1.7cm" svg:height="1.118cm" svg:x="20.5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1.7cm" svg:height="1.118cm" svg:x="15.7cm" svg:y="3.65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" draw:id="id1" draw:layer="layout" svg:width="1.7cm" svg:height="1.118cm" svg:x="21.8cm" svg:y="3.65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.1cm" svg:y1="6.355cm" svg:x2="2.7cm" svg:y2="7.408cm">
          <text:p/>
        </draw:line>
        <draw:line draw:style-name="gr3" draw:text-style-name="P5" draw:layer="layout" svg:x1="4.1cm" svg:y1="7.408cm" svg:x2="3.1cm" svg:y2="6.355cm">
          <text:p/>
        </draw:line>
        <draw:line draw:style-name="gr3" draw:text-style-name="P5" draw:layer="layout" svg:x1="6.3cm" svg:y1="6.355cm" svg:x2="5.7cm" svg:y2="7.408cm">
          <text:p/>
        </draw:line>
        <draw:line draw:style-name="gr3" draw:text-style-name="P5" draw:layer="layout" svg:x1="6.3cm" svg:y1="6.355cm" svg:x2="7.2cm" svg:y2="7.408cm">
          <text:p/>
        </draw:line>
        <draw:line draw:style-name="gr3" draw:text-style-name="P5" draw:layer="layout" svg:x1="8.7cm" svg:y1="7.408cm" svg:x2="9.2cm" svg:y2="6.355cm">
          <text:p/>
        </draw:line>
        <draw:line draw:style-name="gr3" draw:text-style-name="P5" draw:layer="layout" svg:x1="10.2cm" svg:y1="7.408cm" svg:x2="9.2cm" svg:y2="6.355cm">
          <text:p/>
        </draw:line>
        <draw:line draw:style-name="gr3" draw:text-style-name="P5" draw:layer="layout" svg:x1="11.7cm" svg:y1="7.408cm" svg:x2="12.3cm" svg:y2="6.355cm">
          <text:p/>
        </draw:line>
        <draw:line draw:style-name="gr3" draw:text-style-name="P5" draw:layer="layout" svg:x1="13.3cm" svg:y1="7.408cm" svg:x2="12.3cm" svg:y2="6.355cm">
          <text:p/>
        </draw:line>
        <draw:line draw:style-name="gr3" draw:text-style-name="P5" draw:layer="layout" svg:x1="14.8cm" svg:y1="7.408cm" svg:x2="15.5cm" svg:y2="6.355cm">
          <text:p/>
        </draw:line>
        <draw:line draw:style-name="gr3" draw:text-style-name="P5" draw:layer="layout" svg:x1="16.2cm" svg:y1="7.408cm" svg:x2="15.5cm" svg:y2="6.355cm">
          <text:p/>
        </draw:line>
        <draw:line draw:style-name="gr3" draw:text-style-name="P5" draw:layer="layout" svg:x1="17.8cm" svg:y1="7.408cm" svg:x2="18.2cm" svg:y2="6.355cm">
          <text:p/>
        </draw:line>
        <draw:line draw:style-name="gr3" draw:text-style-name="P5" draw:layer="layout" svg:x1="19.3cm" svg:y1="7.408cm" svg:x2="18.2cm" svg:y2="6.355cm">
          <text:p/>
        </draw:line>
        <draw:line draw:style-name="gr3" draw:text-style-name="P5" draw:layer="layout" svg:x1="20.7cm" svg:y1="7.408cm" svg:x2="21.4cm" svg:y2="6.355cm">
          <text:p/>
        </draw:line>
        <draw:line draw:style-name="gr3" draw:text-style-name="P5" draw:layer="layout" svg:x1="22.2cm" svg:y1="7.408cm" svg:x2="21.4cm" svg:y2="6.355cm">
          <text:p/>
        </draw:line>
        <draw:line draw:style-name="gr3" draw:text-style-name="P5" draw:layer="layout" svg:x1="23.8cm" svg:y1="7.408cm" svg:x2="24.6cm" svg:y2="6.355cm">
          <text:p/>
        </draw:line>
        <draw:line draw:style-name="gr3" draw:text-style-name="P5" draw:layer="layout" svg:x1="25.3cm" svg:y1="7.408cm" svg:x2="24.6cm" svg:y2="6.355cm">
          <text:p/>
        </draw:line>
        <draw:connector draw:style-name="gr3" draw:text-style-name="P5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3" draw:text-style-name="P5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3" draw:text-style-name="P5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3" draw:text-style-name="P5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3" draw:text-style-name="P5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3" draw:text-style-name="P5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3" draw:text-style-name="P5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3" draw:text-style-name="P5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3" draw:text-style-name="P5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3" draw:text-style-name="P5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3" draw:text-style-name="P5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3" draw:text-style-name="P5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3" draw:text-style-name="P5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3" draw:text-style-name="P5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4" draw:text-style-name="P7" draw:layer="layout" svg:width="7.3cm" svg:height="2.4cm" svg:x="0.5cm" svg:y="0.4cm">
          <draw:text-box>
            <text:p text:style-name="P6"><text:span text:style-name="T5">insert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26:46.939684210</dc:date>
    <meta:editing-duration>PT38M11S</meta:editing-duration>
    <meta:editing-cycles>7</meta:editing-cycles>
    <meta:generator>LibreOffice/6.0.7.3$Linux_X86_64 LibreOffice_project/00m0$Build-3</meta:generator>
    <meta:document-statistic meta:object-count="47"/>
  </office:meta>
</office:document-meta>
</file>